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3.83mm" svg:y="72.72mm">
            <loext:p draw:notify-on-update-of-ranges="Hoja1.B4:Hoja1.B14 Hoja1.C3:Hoja1.C3 Hoja1.C4:Hoja1.C14 Hoja1.B4:Hoja1.B14 Hoja1.D3:Hoja1.D3 Hoja1.D4:Hoja1.D14 Hoja1.B4:Hoja1.B14 Hoja1.E3:Hoja1.E3 Hoja1.E4:Hoja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1.27mm" svg:y="68.73mm">
            <loext:p draw:notify-on-update-of-ranges="Hoja1.I4:Hoja1.I14 Hoja1.J3:Hoja1.J3 Hoja1.J4:Hoja1.J14 Hoja1.I4:Hoja1.I14 Hoja1.K3:Hoja1.K3 Hoja1.K4:Hoja1.K14 Hoja1.I4:Hoja1.I14 Hoja1.L3:Hoja1.L3 Hoja1.L4:Hoja1.L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1" table:default-cell-style-name="ce6"/>
        <table:table-column table:style-name="co2" table:default-cell-style-name="ce3"/>
        <table:table-column table:style-name="co3" table:default-cell-style-name="ce12"/>
        <table:table-column table:style-name="co4" table:default-cell-style-name="ce3"/>
        <table:table-column table:style-name="co5" table:default-cell-style-name="ce4"/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PC-LOCAL</text:p>
          </table:table-cell>
          <table:covered-table-cell table:style-name="Default"/>
          <table:covered-table-cell table:style-name="ce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Nº de Componentes 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  <table:table-cell table:number-columns-repeated="2"/>
          <table:table-cell table:style-name="ce2" office:value-type="string" calcext:value-type="string">
            <text:p>Nº de Componentes 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iempo para vect. locales</text:p>
          </table:table-cell>
          <table:table-cell table:style-name="ce2" office:value-type="string" calcext:value-type="string">
            <text:p>Tiempo para vect. globales</text:p>
          </table:table-cell>
          <table:table-cell table:style-name="ce2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378226" calcext:value-type="float">
            <text:p>0,000378226</text:p>
          </table:table-cell>
          <table:table-cell office:value-type="float" office:value="0.000388402" calcext:value-type="float">
            <text:p>0,000388402</text:p>
          </table:table-cell>
          <table:table-cell office:value-type="float" office:value="0.00039208" calcext:value-type="float">
            <text:p>0,00039208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3" office:value-type="float" office:value="0.000502542" calcext:value-type="float">
            <text:p>0,000502542</text:p>
          </table:table-cell>
          <table:table-cell office:value-type="float" office:value="0.000820995" calcext:value-type="float">
            <text:p>0,000820995</text:p>
          </table:table-cell>
          <table:table-cell table:style-name="ce15" office:value-type="float" office:value="0.000583564" calcext:value-type="float">
            <text:p>0,000583564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4" office:value-type="float" office:value="1048576" calcext:value-type="float">
            <text:p>1048576</text:p>
          </table:table-cell>
          <table:table-cell table:style-name="ce4" office:value-type="float" office:value="0.000770802" calcext:value-type="float">
            <text:p>0,000770802</text:p>
          </table:table-cell>
          <table:table-cell table:style-name="ce4" office:value-type="float" office:value="0.000777735" calcext:value-type="float">
            <text:p>0,000777735</text:p>
          </table:table-cell>
          <table:table-cell table:style-name="ce4" office:value-type="float" office:value="0.000720668" calcext:value-type="float">
            <text:p>0,000720668</text:p>
          </table:table-cell>
          <table:table-cell table:number-columns-repeated="2"/>
          <table:table-cell table:style-name="ce7" office:value-type="float" office:value="131072" calcext:value-type="float">
            <text:p>131072</text:p>
          </table:table-cell>
          <table:table-cell table:style-name="ce4" office:value-type="float" office:value="1048576" calcext:value-type="float">
            <text:p>1048576</text:p>
          </table:table-cell>
          <table:table-cell table:style-name="ce4" office:value-type="float" office:value="0.000998746" calcext:value-type="float">
            <text:p>0,000998746</text:p>
          </table:table-cell>
          <table:table-cell table:style-name="ce4" office:value-type="float" office:value="0.000882999" calcext:value-type="float">
            <text:p>0,000882999</text:p>
          </table:table-cell>
          <table:table-cell office:value-type="float" office:value="0.001180071" calcext:value-type="float">
            <text:p>0,00118007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540475" calcext:value-type="float">
            <text:p>0,001540475</text:p>
          </table:table-cell>
          <table:table-cell office:value-type="float" office:value="0.001462346" calcext:value-type="float">
            <text:p>0,001462346</text:p>
          </table:table-cell>
          <table:table-cell office:value-type="float" office:value="0.001423814" calcext:value-type="float">
            <text:p>0,001423814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3" office:value-type="float" office:value="0.001918289" calcext:value-type="float">
            <text:p>0,001918289</text:p>
          </table:table-cell>
          <table:table-cell office:value-type="float" office:value="0.001066609" calcext:value-type="float">
            <text:p>0,001066609</text:p>
          </table:table-cell>
          <table:table-cell table:style-name="ce3" office:value-type="float" office:value="0.002030931" calcext:value-type="float">
            <text:p>0,002030931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4" office:value-type="float" office:value="4194304" calcext:value-type="float">
            <text:p>419430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03172994" calcext:value-type="float">
            <text:p>0,003172994</text:p>
          </table:table-cell>
          <table:table-cell table:style-name="ce4" office:value-type="float" office:value="0.003079714" calcext:value-type="float">
            <text:p>0,003079714</text:p>
          </table:table-cell>
          <table:table-cell table:number-columns-repeated="2"/>
          <table:table-cell table:style-name="ce7" office:value-type="float" office:value="524288" calcext:value-type="float">
            <text:p>524288</text:p>
          </table:table-cell>
          <table:table-cell table:style-name="ce4" office:value-type="float" office:value="4194304" calcext:value-type="float">
            <text:p>4194304</text:p>
          </table:table-cell>
          <table:table-cell/>
          <table:table-cell table:style-name="ce4" office:value-type="float" office:value="0.002073639" calcext:value-type="float">
            <text:p>0,002073639</text:p>
          </table:table-cell>
          <table:table-cell office:value-type="float" office:value="0.00253443" calcext:value-type="float">
            <text:p>0,002534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-</text:p>
          </table:table-cell>
          <table:table-cell office:value-type="float" office:value="0.005291481" calcext:value-type="float">
            <text:p>0,005291481</text:p>
          </table:table-cell>
          <table:table-cell office:value-type="float" office:value="0.005090283" calcext:value-type="float">
            <text:p>0,005090283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13"/>
          <table:table-cell office:value-type="float" office:value="0.005514314" calcext:value-type="float">
            <text:p>0,005514314</text:p>
          </table:table-cell>
          <table:table-cell table:style-name="ce3" office:value-type="float" office:value="0.00685577" calcext:value-type="float">
            <text:p>0,00685577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4" office:value-type="float" office:value="16777216" calcext:value-type="float">
            <text:p>167772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10062475" calcext:value-type="float">
            <text:p>0,010062475</text:p>
          </table:table-cell>
          <table:table-cell table:style-name="ce4" office:value-type="float" office:value="0.009921366" calcext:value-type="float">
            <text:p>0,009921366</text:p>
          </table:table-cell>
          <table:table-cell table:number-columns-repeated="2"/>
          <table:table-cell table:style-name="ce7" office:value-type="float" office:value="2097152" calcext:value-type="float">
            <text:p>2097152</text:p>
          </table:table-cell>
          <table:table-cell table:style-name="ce4" office:value-type="float" office:value="16777216" calcext:value-type="float">
            <text:p>16777216</text:p>
          </table:table-cell>
          <table:table-cell/>
          <table:table-cell table:style-name="ce4" office:value-type="float" office:value="0.007199317" calcext:value-type="float">
            <text:p>0,007199317</text:p>
          </table:table-cell>
          <table:table-cell office:value-type="float" office:value="0.02118524" calcext:value-type="float">
            <text:p>0,0211852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-</text:p>
          </table:table-cell>
          <table:table-cell office:value-type="float" office:value="0.020049402" calcext:value-type="float">
            <text:p>0,020049402</text:p>
          </table:table-cell>
          <table:table-cell office:value-type="float" office:value="0.019819624" calcext:value-type="float">
            <text:p>0,019819624</text:p>
          </table:table-cell>
          <table:table-cell table:number-columns-repeated="2"/>
          <table:table-cell office:value-type="float" office:value="4194304" calcext:value-type="float">
            <text:p>4194304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13"/>
          <table:table-cell office:value-type="float" office:value="0.015109045" calcext:value-type="float">
            <text:p>0,015109045</text:p>
          </table:table-cell>
          <table:table-cell table:style-name="ce3" office:value-type="float" office:value="0.024969652" calcext:value-type="float">
            <text:p>0,024969652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4" office:value-type="float" office:value="67108864" calcext:value-type="float">
            <text:p>6710886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39550869" calcext:value-type="float">
            <text:p>0,039550869</text:p>
          </table:table-cell>
          <table:table-cell table:style-name="ce4" office:value-type="float" office:value="0.03961855" calcext:value-type="float">
            <text:p>0,03961855</text:p>
          </table:table-cell>
          <table:table-cell table:number-columns-repeated="2"/>
          <table:table-cell table:style-name="ce7" office:value-type="float" office:value="8388608" calcext:value-type="float">
            <text:p>8388608</text:p>
          </table:table-cell>
          <table:table-cell table:style-name="ce10" office:value-type="float" office:value="67108864" calcext:value-type="float">
            <text:p>67108864</text:p>
          </table:table-cell>
          <table:table-cell/>
          <table:table-cell table:style-name="ce4" office:value-type="float" office:value="0.027699273" calcext:value-type="float">
            <text:p>0,027699273</text:p>
          </table:table-cell>
          <table:table-cell office:value-type="float" office:value="0.026590113" calcext:value-type="float">
            <text:p>0,02659011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-</text:p>
          </table:table-cell>
          <table:table-cell office:value-type="float" office:value="0.078921964" calcext:value-type="float">
            <text:p>0,078921964</text:p>
          </table:table-cell>
          <table:table-cell office:value-type="float" office:value="0.079334839" calcext:value-type="float">
            <text:p>0,079334839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 table:style-name="ce9" office:value-type="float" office:value="134217728" calcext:value-type="float">
            <text:p>134217728</text:p>
          </table:table-cell>
          <table:table-cell table:style-name="ce13"/>
          <table:table-cell office:value-type="float" office:value="0.068241117" calcext:value-type="float">
            <text:p>0,068241117</text:p>
          </table:table-cell>
          <table:table-cell table:style-name="ce3" office:value-type="float" office:value="0.05345499" calcext:value-type="float">
            <text:p>0,05345499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158316648" calcext:value-type="float">
            <text:p>0,158316648</text:p>
          </table:table-cell>
          <table:table-cell table:style-name="ce4" office:value-type="float" office:value="0.158535617" calcext:value-type="float">
            <text:p>0,158535617</text:p>
          </table:table-cell>
          <table:table-cell table:number-columns-repeated="2"/>
          <table:table-cell table:style-name="ce7" office:value-type="float" office:value="33554432" calcext:value-type="float">
            <text:p>33554432</text:p>
          </table:table-cell>
          <table:table-cell table:style-name="ce10" office:value-type="float" office:value="268435456" calcext:value-type="float">
            <text:p>268435456</text:p>
          </table:table-cell>
          <table:table-cell/>
          <table:table-cell table:style-name="ce4" office:value-type="float" office:value="0.113448531" calcext:value-type="float">
            <text:p>0,113448531</text:p>
          </table:table-cell>
          <table:table-cell office:value-type="float" office:value="0.122197198" calcext:value-type="float">
            <text:p>0,122197198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0.317386646" calcext:value-type="float">
            <text:p>0,317386646</text:p>
          </table:table-cell>
          <table:table-cell table:number-columns-repeated="2"/>
          <table:table-cell table:style-name="ce8" office:value-type="float" office:value="67108864" calcext:value-type="float">
            <text:p>67108864</text:p>
          </table:table-cell>
          <table:table-cell table:style-name="ce11" office:value-type="float" office:value="536870912" calcext:value-type="float">
            <text:p>536870912</text:p>
          </table:table-cell>
          <table:table-cell table:style-name="ce14" table:number-columns-repeated="2"/>
          <table:table-cell table:style-name="ce5" office:value-type="float" office:value="0.226140368" calcext:value-type="float">
            <text:p>0,226140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0" number:min-integer-digits="0" number:decimal-replacement="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8:40:42.227918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18:13.248661205</meta:creation-date>
    <dc:date>2017-03-08T18:47:15.566170378</dc:date>
    <meta:editing-duration>PT9M7S</meta:editing-duration>
    <meta:editing-cycles>2</meta:editing-cycles>
    <meta:generator>LibreOffice/5.1.4.2$Linux_X86_64 LibreOffice_project/10m0$Build-2</meta:generator>
    <meta:document-statistic meta:table-count="1" meta:cell-count="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Tiempos ATCGRID</text:p>
        </chart:title>
        <chart:legend svg:x="9.489cm" svg:y="4.301cm" style:legend-expansion="custom" chartooo:width="5.553cm" chartooo:height="1.594cm" style:legend-expansion-aspect-ratio="3.48368883312422" chart:style-name="ch3"/>
        <chart:plot-area chart:style-name="ch4" table:cell-range-address="Hoja1.B4:Hoja1.E14 Hoja1.C3:Hoja1.E3" chart:data-source-has-labels="row" svg:x="1.329cm" svg:y="1.274cm" svg:width="14.701cm" svg:height="6.562cm">
          <chartooo:coordinate-region svg:x="2.612cm" svg:y="1.473cm" svg:width="12.583cm" svg:height="5.716cm"/>
          <chart:axis chart:dimension="x" chart:name="primary-x" chart:style-name="ch5">
            <chart:title svg:x="6.651cm" svg:y="8.016cm" chart:style-name="ch6">
              <text:p>Tamaño en Bytes del vector</text:p>
            </chart:title>
          </chart:axis>
          <chart:axis chart:dimension="y" chart:name="primary-y" chart:style-name="ch7">
            <chart:title svg:x="0.449cm" svg:y="5.221cm" chart:style-name="ch8">
              <text:p>Tiempos</text:p>
            </chart:title>
            <chart:grid chart:style-name="ch9" chart:class="major"/>
          </chart:axis>
          <chart:series chart:style-name="ch10" chart:values-cell-range-address="Hoja1.C4:Hoja1.C14" chart:label-cell-address="Hoja1.C3:Hoja1.C3" chart:class="chart:scatter">
            <chart:domain table:cell-range-address="Hoja1.B4:Hoja1.B14"/>
            <chart:data-point chart:repeated="11"/>
          </chart:series>
          <chart:series chart:style-name="ch11" chart:values-cell-range-address="Hoja1.D4:Hoja1.D14" chart:label-cell-address="Hoja1.D3:Hoja1.D3" chart:class="chart:scatter">
            <chart:data-point chart:repeated="11"/>
          </chart:series>
          <chart:series chart:style-name="ch12" chart:values-cell-range-address="Hoja1.E4:Hoja1.E14" chart:label-cell-address="Hoja1.E3:Hoja1.E3" chart:class="chart:scatter">
            <chart:data-point chart:repeated="10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1.C3:Hoja1.C3</svg:desc>
                </draw:g>
              </table:table-cell>
              <table:table-cell office:value-type="string">
                <text:p>Tiempo para vect. globales</text:p>
                <draw:g>
                  <svg:desc>Hoja1.D3:Hoja1.D3</svg:desc>
                </draw:g>
              </table:table-cell>
              <table:table-cell office:value-type="string">
                <text:p>Tiempo para vect. dinámicos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4:Hoja1.B14</svg:desc>
                </draw:g>
              </table:table-cell>
              <table:table-cell office:value-type="float" office:value="0.000378226">
                <text:p>0.000378226</text:p>
                <draw:g>
                  <svg:desc>Hoja1.C4:Hoja1.C14</svg:desc>
                </draw:g>
              </table:table-cell>
              <table:table-cell office:value-type="float" office:value="0.000388402">
                <text:p>0.000388402</text:p>
                <draw:g>
                  <svg:desc>Hoja1.D4:Hoja1.D14</svg:desc>
                </draw:g>
              </table:table-cell>
              <table:table-cell office:value-type="float" office:value="0.00039208">
                <text:p>0.00039208</text:p>
                <draw:g>
                  <svg:desc>Hoja1.E4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70802">
                <text:p>0.000770802</text:p>
              </table:table-cell>
              <table:table-cell office:value-type="float" office:value="0.000777735">
                <text:p>0.000777735</text:p>
              </table:table-cell>
              <table:table-cell office:value-type="float" office:value="0.000720668">
                <text:p>0.000720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540475">
                <text:p>0.001540475</text:p>
              </table:table-cell>
              <table:table-cell office:value-type="float" office:value="0.001462346">
                <text:p>0.001462346</text:p>
              </table:table-cell>
              <table:table-cell office:value-type="float" office:value="0.001423814">
                <text:p>0.001423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172994">
                <text:p>0.003172994</text:p>
              </table:table-cell>
              <table:table-cell office:value-type="float" office:value="0.003079714">
                <text:p>0.003079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291481">
                <text:p>0.005291481</text:p>
              </table:table-cell>
              <table:table-cell office:value-type="float" office:value="0.005090283">
                <text:p>0.005090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062475">
                <text:p>0.010062475</text:p>
              </table:table-cell>
              <table:table-cell office:value-type="float" office:value="0.009921366">
                <text:p>0.009921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0049402">
                <text:p>0.020049402</text:p>
              </table:table-cell>
              <table:table-cell office:value-type="float" office:value="0.019819624">
                <text:p>0.019819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9550869">
                <text:p>0.039550869</text:p>
              </table:table-cell>
              <table:table-cell office:value-type="float" office:value="0.03961855">
                <text:p>0.03961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8921964">
                <text:p>0.078921964</text:p>
              </table:table-cell>
              <table:table-cell office:value-type="float" office:value="0.079334839">
                <text:p>0.079334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58316648">
                <text:p>0.158316648</text:p>
              </table:table-cell>
              <table:table-cell office:value-type="float" office:value="0.158535617">
                <text:p>0.158535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386646">
                <text:p>0.317386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C LOCAL</text:p>
        </chart:title>
        <chart:legend chart:legend-position="end" svg:x="10.237cm" svg:y="3.703cm" style:legend-expansion="high" chart:style-name="ch3"/>
        <chart:plot-area chart:style-name="ch4" table:cell-range-address="Hoja1.I4:Hoja1.L14 Hoja1.J3:Hoja1.L3" chart:data-source-has-labels="row" svg:x="0.492cm" svg:y="1.273cm" svg:width="16.012cm" svg:height="6.561cm">
          <chartooo:coordinate-region svg:x="1.775cm" svg:y="1.472cm" svg:width="13.894cm" svg:height="5.715cm"/>
          <chart:axis chart:dimension="x" chart:name="primary-x" chart:style-name="ch5">
            <chart:title svg:x="7.224cm" svg:y="8.014cm" chart:style-name="ch6">
              <text:p>Tamaño en bytes</text:p>
            </chart:title>
          </chart:axis>
          <chart:axis chart:dimension="y" chart:name="primary-y" chart:style-name="ch7">
            <chart:title svg:x="0cm" svg:y="5.219cm" chart:style-name="ch8">
              <text:p>Tiempos</text:p>
            </chart:title>
            <chart:grid chart:style-name="ch9" chart:class="major"/>
          </chart:axis>
          <chart:series chart:style-name="ch10" chart:values-cell-range-address="Hoja1.J4:Hoja1.J14" chart:label-cell-address="Hoja1.J3:Hoja1.J3" chart:class="chart:scatter">
            <chart:domain table:cell-range-address="Hoja1.I4:Hoja1.I14"/>
            <chart:data-point chart:repeated="11"/>
          </chart:series>
          <chart:series chart:style-name="ch11" chart:values-cell-range-address="Hoja1.K4:Hoja1.K14" chart:label-cell-address="Hoja1.K3:Hoja1.K3" chart:class="chart:scatter">
            <chart:data-point chart:repeated="11"/>
          </chart:series>
          <chart:series chart:style-name="ch12" chart:values-cell-range-address="Hoja1.L4:Hoja1.L14" chart:label-cell-address="Hoja1.L3:Hoja1.L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Tiempo para vect. locales</text:p>
                <draw:g>
                  <svg:desc>Hoja1.J3:Hoja1.J3</svg:desc>
                </draw:g>
              </table:table-cell>
              <table:table-cell office:value-type="string">
                <text:p>Tiempo para vect. globales</text:p>
                <draw:g>
                  <svg:desc>Hoja1.K3:Hoja1.K3</svg:desc>
                </draw:g>
              </table:table-cell>
              <table:table-cell office:value-type="string">
                <text:p>Tiempo para vect. dinámicos</text:p>
                <draw:g>
                  <svg:desc>Hoja1.L3:Hoja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I4:Hoja1.I14</svg:desc>
                </draw:g>
              </table:table-cell>
              <table:table-cell office:value-type="float" office:value="0.000502542">
                <text:p>0.000502542</text:p>
                <draw:g>
                  <svg:desc>Hoja1.J4:Hoja1.J14</svg:desc>
                </draw:g>
              </table:table-cell>
              <table:table-cell office:value-type="float" office:value="0.000820995">
                <text:p>0.000820995</text:p>
                <draw:g>
                  <svg:desc>Hoja1.K4:Hoja1.K14</svg:desc>
                </draw:g>
              </table:table-cell>
              <table:table-cell office:value-type="float" office:value="0.000583564">
                <text:p>0.000583564</text:p>
                <draw:g>
                  <svg:desc>Hoja1.L4:Hoja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998746">
                <text:p>0.000998746</text:p>
              </table:table-cell>
              <table:table-cell office:value-type="float" office:value="0.000882999">
                <text:p>0.000882999</text:p>
              </table:table-cell>
              <table:table-cell office:value-type="float" office:value="0.001180071">
                <text:p>0.001180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918289">
                <text:p>0.001918289</text:p>
              </table:table-cell>
              <table:table-cell office:value-type="float" office:value="0.001066609">
                <text:p>0.001066609</text:p>
              </table:table-cell>
              <table:table-cell office:value-type="float" office:value="0.002030931">
                <text:p>0.002030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073639">
                <text:p>0.002073639</text:p>
              </table:table-cell>
              <table:table-cell office:value-type="float" office:value="0.00253443">
                <text:p>0.00253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514314">
                <text:p>0.005514314</text:p>
              </table:table-cell>
              <table:table-cell office:value-type="float" office:value="0.00685577">
                <text:p>0.006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7199317">
                <text:p>0.007199317</text:p>
              </table:table-cell>
              <table:table-cell office:value-type="float" office:value="0.02118524">
                <text:p>0.02118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5109045">
                <text:p>0.015109045</text:p>
              </table:table-cell>
              <table:table-cell office:value-type="float" office:value="0.024969652">
                <text:p>0.024969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7699273">
                <text:p>0.027699273</text:p>
              </table:table-cell>
              <table:table-cell office:value-type="float" office:value="0.026590113">
                <text:p>0.026590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8241117">
                <text:p>0.068241117</text:p>
              </table:table-cell>
              <table:table-cell office:value-type="float" office:value="0.05345499">
                <text:p>0.05345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3448531">
                <text:p>0.113448531</text:p>
              </table:table-cell>
              <table:table-cell office:value-type="float" office:value="0.122197198">
                <text:p>0.122197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40368">
                <text:p>0.226140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